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style:style style:name="T2" style:family="text">
      <style:text-properties style:font-name="Liberation Serif" fo:font-size="24pt" style:font-name-asian="Liberation Serif1" style:font-size-asian="24pt" style:font-name-complex="Liberation Serif1" style:font-size-complex="24pt"/>
    </style:style>
    <style:style style:name="T3" style:family="text">
      <style:text-properties style:text-position="-20% 58%" style:font-name="Liberation Serif" fo:font-size="32pt" style:font-name-asian="Liberation Serif1" style:font-size-asian="32pt" style:font-name-complex="Liberation Serif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32cm" svg:y1="9.763cm" svg:x2="17.764cm" svg:y2="9.763cm">
          <text:p/>
        </draw:line>
        <draw:line draw:style-name="gr2" draw:text-style-name="P1" xml:id="id1" draw:id="id1" draw:layer="layout" svg:x1="5.953cm" svg:y1="9.763cm" svg:x2="14.843cm" svg:y2="9.763cm">
          <text:p/>
        </draw:line>
        <draw:connector draw:style-name="gr3" draw:text-style-name="P1" xml:id="id2" draw:id="id2" draw:layer="layout" draw:type="line" svg:x1="5.953cm" svg:y1="9.763cm" svg:x2="5.961cm" svg:y2="11.954cm" draw:start-shape="id1" draw:start-glue-point="3" svg:d="M5953 9763l8 2191" svg:viewBox="0 0 9 2192">
          <text:p/>
        </draw:connector>
        <draw:connector draw:style-name="gr3" draw:text-style-name="P1" xml:id="id3" draw:id="id3" draw:layer="layout" draw:type="line" svg:x1="14.843cm" svg:y1="9.763cm" svg:x2="14.851cm" svg:y2="11.954cm" svg:d="M14843 9763l8 2191" svg:viewBox="0 0 9 2192">
          <text:p/>
        </draw:connector>
        <draw:connector draw:style-name="gr4" draw:text-style-name="P1" draw:layer="layout" draw:type="line" svg:x1="5.961cm" svg:y1="11.954cm" svg:x2="14.851cm" svg:y2="11.954cm" draw:start-shape="id2" draw:start-glue-point="3" draw:end-shape="id3" draw:end-glue-point="3" svg:d="M5961 11954h8890" svg:viewBox="0 0 8891 1">
          <text:p/>
        </draw:connector>
        <draw:frame draw:style-name="gr5" draw:text-style-name="P3" draw:layer="layout" svg:width="7.112cm" svg:height="1.143cm" svg:x="6.85cm" svg:y="10.952cm">
          <draw:text-box>
            <text:p text:style-name="P2"><text:span text:style-name="T1">Sample width</text:span></text:p>
          </draw:text-box>
        </draw:frame>
        <draw:line draw:style-name="gr6" draw:text-style-name="P1" draw:layer="layout" svg:x1="3.829cm" svg:y1="3.921cm" svg:x2="8.401cm" svg:y2="9.763cm">
          <text:p/>
        </draw:line>
        <draw:line draw:style-name="gr6" draw:text-style-name="P1" draw:layer="layout" svg:x1="9.229cm" svg:y1="3.921cm" svg:x2="13.801cm" svg:y2="9.763cm">
          <text:p/>
        </draw:line>
        <draw:line draw:style-name="gr7" draw:text-style-name="P1" draw:layer="layout" svg:x1="9.509cm" svg:y1="7.731cm" svg:x2="11.102cm" svg:y2="9.763cm">
          <text:p/>
        </draw:line>
        <draw:connector draw:style-name="gr4" draw:text-style-name="P1" draw:layer="layout" draw:type="line" svg:x1="9.226cm" svg:y1="4.113cm" svg:x2="5.959cm" svg:y2="6.516cm" svg:d="M9226 4113l-3267 2403" svg:viewBox="0 0 3268 2404">
          <text:p/>
        </draw:connector>
        <draw:path draw:style-name="gr3" draw:text-style-name="P1" draw:layer="layout" svg:width="1.651cm" svg:height="0.467cm" draw:transform="skewX (-0.135612082879959) rotate (-2.42408779809492) translate (10.3728608344686cm 8.67665600863108cm)" svg:viewBox="0 0 1652 468" svg:d="M0 468c944 0 1652-468 1652-468">
          <text:p/>
        </draw:path>
        <draw:frame draw:style-name="gr5" draw:text-style-name="P3" draw:layer="layout" svg:width="7.112cm" svg:height="1.143cm" draw:transform="rotate (0.639488637930722) translate (4.136cm 6.587cm)">
          <draw:text-box>
            <text:p text:style-name="P2"><text:span text:style-name="T1">Beam width</text:span></text:p>
          </draw:text-box>
        </draw:frame>
        <draw:frame draw:style-name="gr8" draw:text-style-name="P4" draw:layer="layout" svg:width="1.27cm" svg:height="1.401cm" svg:x="8.493cm" svg:y="7.858cm">
          <draw:text-box>
            <text:p><text:span text:style-name="T2">α</text:span><text:span text:style-name="T3">i</text:span></text:p>
          </draw:text-box>
        </draw:frame>
        <draw:connector draw:style-name="gr4" draw:text-style-name="P1" draw:layer="layout" draw:type="line" svg:x1="6.645cm" svg:y1="7.422cm" svg:x2="11.923cm" svg:y2="7.469cm" svg:d="M6645 7422l5278 47" svg:viewBox="0 0 5279 48">
          <text:p/>
        </draw:connector>
        <draw:frame draw:style-name="gr5" draw:text-style-name="P3" draw:layer="layout" svg:width="4.086cm" svg:height="1.143cm" svg:x="7.25cm" svg:y="6.453cm">
          <draw:text-box>
            <text:p text:style-name="P2"><text:span text:style-name="T1">Footpr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4:38:13.083941236</meta:creation-date>
    <dc:date>2018-07-23T10:12:11.991071338</dc:date>
    <meta:editing-duration>PT6M29S</meta:editing-duration>
    <meta:editing-cycles>3</meta:editing-cycles>
    <meta:generator>LibreOffice/6.0.3.2$Linux_X86_64 LibreOffice_project/00m0$Build-2</meta:generator>
    <meta:document-statistic meta:object-count="15"/>
  </office:meta>
</office:document-meta>
</file>